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1.765cm"/>
      <style:text-properties style:font-name="Arial" style:font-name-asian="Arial" style:font-name-complex="Arial"/>
    </style:style>
    <style:style style:name="ce3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4.60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odéles cellulaires</text:p>
          </table:table-cell>
          <table:table-cell office:value-type="string" table:style-name="ce2">
            <text:p>●<text:span text:style-name="T2">    <text:s/></text:span>MOLM13 11.11.2022 (IDHwt)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">
            <text:p>●<text:span text:style-name="T2">    <text:s/></text:span>#108 (MOLM13 IDH1R132H) - 11.04.2022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">
            <text:p>●<text:span text:style-name="T2">    <text:s/></text:span>#115 (MOLM13 IDH2R140Q) - 11.11.2022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">
            <text:p>●<text:span text:style-name="T2">    <text:s/></text:span>K562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">
            <text:p>●<text:span text:style-name="T2">    <text:s/></text:span>#111 - K562-H-C3 (K562-IDH1R132H)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">
            <text:p>●<text:span text:style-name="T2">    <text:s/></text:span>#119 - K562-Q-B4 (K562-IDH2R140Q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ilieu de culture:</text:p>
          </table:table-cell>
          <table:table-cell office:value-type="string" table:style-name="ce1">
            <text:p>RPMI+10%SVF+P/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ellcharacteriz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 millions</text:p>
          </table:table-cell>
          <table:table-cell table:style-name="ce1"/>
          <table:table-cell office:value-type="string" table:style-name="ce1">
            <text:p>prolifération rate 24h vs 48h</text:p>
          </table:table-cell>
          <table:table-cell table:number-columns-repeated="1638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<text:s/>-Omiqu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 millions</text:p>
          </table:table-cell>
          <table:table-cell table:style-name="ce1"/>
          <table:table-cell office:value-type="string" table:style-name="ce1">
            <text:p>RNAse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??</text:p>
          </table:table-cell>
          <table:table-cell table:style-name="ce1"/>
          <table:table-cell office:value-type="string" table:style-name="ce1">
            <text:p>DNA methyl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??</text:p>
          </table:table-cell>
          <table:table-cell table:style-name="ce1"/>
          <table:table-cell office:value-type="string" table:style-name="ce1">
            <text:p>mtD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lot 3 millions</text:p>
          </table:table-cell>
          <table:table-cell table:style-name="ce1"/>
          <table:table-cell office:value-type="string" table:style-name="ce1">
            <text:p>metabolomique (Montpellier)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Estelle Saland</meta:initial-creator>
    <dc:creator>Estelle Saland</dc:creator>
    <meta:creation-date>2023-04-21T14:42:38Z</meta:creation-date>
    <dc:date>2023-04-21T14:52:19Z</dc:date>
  </office:meta>
</office:document-meta>
</file>